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e6a39" draw:fill="solid" draw:fill-color="#168253" draw:textarea-horizontal-align="justify" draw:textarea-vertical-align="middle" draw:auto-grow-height="false" fo:min-height="0.85cm" fo:min-width="3.3cm"/>
      <style:paragraph-properties style:writing-mode="lr-tb"/>
    </style:style>
    <style:style style:name="gr2" style:family="graphic" style:parent-style-name="standard">
      <style:graphic-properties svg:stroke-color="#1e6a39" draw:fill="solid" draw:fill-color="#168253" draw:textarea-horizontal-align="justify" draw:textarea-vertical-align="middle" draw:auto-grow-height="false" fo:min-height="0.65cm" fo:min-width="4.6cm"/>
      <style:paragraph-properties style:writing-mode="lr-tb"/>
    </style:style>
    <style:style style:name="gr3" style:family="graphic" style:parent-style-name="standard">
      <style:graphic-properties svg:stroke-color="#1e6a39" draw:fill="solid" draw:fill-color="#168253" draw:textarea-vertical-align="middle"/>
    </style:style>
    <style:style style:name="gr4" style:family="graphic" style:parent-style-name="standard">
      <style:graphic-properties svg:stroke-color="#1e6a39" draw:fill="solid" draw:fill-color="#168253" draw:textarea-horizontal-align="justify" draw:textarea-vertical-align="middle" draw:auto-grow-height="false" fo:min-height="0.95cm" fo:min-width="4.6cm"/>
      <style:paragraph-properties style:writing-mode="lr-tb"/>
    </style:style>
    <style:style style:name="gr5" style:family="graphic" style:parent-style-name="standard">
      <style:graphic-properties svg:stroke-color="#1e6a39" draw:fill="solid" draw:fill-color="#168253" draw:textarea-horizontal-align="justify" draw:textarea-vertical-align="middle" draw:auto-grow-height="false" fo:min-height="0.85cm" fo:min-width="3.979cm"/>
      <style:paragraph-properties style:writing-mode="lr-tb"/>
    </style:style>
    <style:style style:name="gr6" style:family="graphic" style:parent-style-name="standard">
      <style:graphic-properties svg:stroke-color="#1e6a39" draw:fill="solid" draw:fill-color="#168253" draw:textarea-horizontal-align="justify" draw:textarea-vertical-align="middle" draw:auto-grow-height="false" fo:min-height="0.85cm" fo:min-width="3.962cm"/>
      <style:paragraph-properties style:writing-mode="lr-tb"/>
    </style:style>
    <style:style style:name="gr7" style:family="graphic" style:parent-style-name="standard">
      <style:graphic-properties svg:stroke-color="#1e6a39" draw:fill="solid" draw:fill-color="#168253" draw:textarea-horizontal-align="justify" draw:textarea-vertical-align="middle" draw:auto-grow-height="false" fo:min-height="0.85cm" fo:min-width="4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color="#1e6a39" draw:fill="solid" draw:fill-color="#168253" draw:textarea-horizontal-align="justify" draw:textarea-vertical-align="middle" draw:auto-grow-height="false" fo:min-height="1.842cm" fo:min-width="4.8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style:font-name="Arial" fo:font-size="12pt"/>
    </style:style>
    <style:style style:name="P2" style:family="paragraph">
      <loext:graphic-properties draw:fill="solid" draw:fill-color="#168253"/>
      <style:paragraph-properties fo:text-align="center" style:writing-mode="lr-tb"/>
      <style:text-properties fo:color="#ffffff" style:font-name="Arial" fo:font-size="12pt"/>
    </style:style>
    <style:style style:name="P3" style:family="paragraph">
      <style:paragraph-properties fo:text-align="center" style:writing-mode="lr-tb"/>
      <style:text-properties fo:color="#ffffff" style:font-name="Arial" fo:font-size="12pt" style:font-size-asian="12pt" style:font-size-complex="12pt"/>
    </style:style>
    <style:style style:name="P4" style:family="paragraph">
      <loext:graphic-properties draw:fill="solid" draw:fill-color="#168253"/>
      <style:paragraph-properties fo:text-align="center" style:writing-mode="lr-tb"/>
      <style:text-properties fo:color="#ffffff" style:font-name="Arial" fo:font-size="12pt" style:font-size-asian="12pt" style:font-size-complex="12pt"/>
    </style:style>
    <style:style style:name="P5" style:family="paragraph">
      <loext:graphic-properties draw:fill="solid" draw:fill-color="#168253"/>
      <style:paragraph-properties fo:text-align="center"/>
      <style:text-properties style:font-name="Arial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Arial" fo:font-size="12pt" style:font-size-asian="12pt" style:font-size-complex="12pt"/>
    </style:style>
    <style:style style:name="P7" style:family="paragraph">
      <style:paragraph-properties fo:text-align="center"/>
    </style:style>
    <style:style style:name="T1" style:family="text">
      <style:text-properties fo:color="#ffffff" style:font-name="Arial" fo:font-size="12pt"/>
    </style:style>
    <style:style style:name="T2" style:family="text">
      <style:text-properties fo:color="#ffffff"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2" draw:id="id2" draw:layer="layout" svg:width="3.8cm" svg:height="1.1cm" svg:x="13.1cm" svg:y="3.1cm">
          <text:p text:style-name="P1"><text:span text:style-name="T1">T</text:span><text:span text:style-name="T1">o</text:span><text:span text:style-name="T1">r</text:span><text:span text:style-name="T1">r</text:span><text:span text:style-name="T1">e</text:span><text:span text:style-name="T1">n</text:span><text:span text:style-name="T1">t</text:span><text:span text:style-name="T1">z</text:span><text:span text:style-name="T1"> </text:span><text:span text:style-name="T1">F</text:span><text:span text:style-name="T1">i</text:span><text:span text:style-name="T1">l</text:span><text:span text:style-name="T1">m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1cm" svg:height="0.9cm" svg:x="2.756cm" svg:y="5.6cm">
          <text:p text:style-name="P3"><text:span text:style-name="T2">Planeja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5.306cm" svg:y1="5.6cm" svg:x2="15cm" svg:y2="4.2cm" draw:start-shape="id1" draw:start-glue-point="0" draw:end-shape="id2" draw:end-glue-point="2" svg:d="M5306 5600v-700h9694v-700" svg:viewBox="0 0 9695 1401">
          <text:p/>
        </draw:connector>
        <draw:custom-shape draw:style-name="gr4" draw:text-style-name="P4" xml:id="id3" draw:id="id3" draw:layer="layout" svg:width="5.1cm" svg:height="1.2cm" svg:x="2.747cm" svg:y="8.5cm">
          <text:p text:style-name="P3"><text:span text:style-name="T2">Definir equipe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2.756cm" svg:y1="6.05cm" svg:x2="2.747cm" svg:y2="9.1cm" draw:start-shape="id1" draw:start-glue-point="3" draw:end-shape="id3" svg:d="M2756 6050h-510v3050h501" svg:viewBox="0 0 511 3051">
          <text:p/>
        </draw:connector>
        <draw:custom-shape draw:style-name="gr4" draw:text-style-name="P4" xml:id="id4" draw:id="id4" draw:layer="layout" svg:width="5.1cm" svg:height="1.2cm" svg:x="2.755cm" svg:y="11.6cm">
          <text:p text:style-name="P3"><text:span text:style-name="T2">Definir Requisi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5.1cm" svg:height="1.2cm" svg:x="2.744cm" svg:y="14.7cm">
          <text:p text:style-name="P6"><text:span text:style-name="T2">Definir Cronogra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2.747cm" svg:y1="9.1cm" svg:x2="2.755cm" svg:y2="12.2cm" draw:start-shape="id3" draw:start-glue-point="3" draw:end-shape="id4" draw:end-glue-point="3" svg:d="M2747 9100h-501v3100h509" svg:viewBox="0 0 510 3101">
          <text:p/>
        </draw:connector>
        <draw:connector draw:style-name="gr3" draw:text-style-name="P5" draw:layer="layout" svg:x1="2.755cm" svg:y1="12.2cm" svg:x2="2.744cm" svg:y2="15.3cm" draw:start-shape="id4" draw:start-glue-point="3" draw:end-shape="id5" draw:end-glue-point="3" svg:d="M2755 12200h-512v3100h501" svg:viewBox="0 0 513 3101">
          <text:p/>
        </draw:connector>
        <draw:custom-shape draw:style-name="gr2" draw:text-style-name="P4" xml:id="id6" draw:id="id6" draw:layer="layout" svg:width="5.1cm" svg:height="0.9cm" svg:x="22.4cm" svg:y="5.608cm">
          <text:p text:style-name="P3"><text:span text:style-name="T2">Implant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15cm" svg:y1="4.2cm" svg:x2="24.95cm" svg:y2="5.608cm" draw:start-shape="id2" draw:start-glue-point="2" draw:end-shape="id6" draw:end-glue-point="0" svg:d="M15000 4200v704h9950v704" svg:viewBox="0 0 9951 1409">
          <text:p/>
        </draw:connector>
        <draw:custom-shape draw:style-name="gr1" draw:text-style-name="P2" xml:id="id7" draw:id="id7" draw:layer="layout" svg:width="3.8cm" svg:height="1.1cm" svg:x="13.1cm" svg:y="5.608cm">
          <text:p text:style-name="P1"><text:span text:style-name="T1">Desenvolvimento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5cm" svg:y1="4.2cm" svg:x2="15cm" svg:y2="5.608cm" draw:start-shape="id2" draw:start-glue-point="2" draw:end-shape="id7" draw:end-glue-point="0" svg:d="M15000 4200v1408" svg:viewBox="0 0 1 1409">
          <text:p/>
        </draw:connector>
        <draw:custom-shape draw:style-name="gr1" draw:text-style-name="P2" xml:id="id12" draw:id="id12" draw:layer="layout" svg:width="3.8cm" svg:height="1.1cm" svg:x="15.9cm" svg:y="8.2cm">
          <text:p text:style-name="P1"><text:span text:style-name="T1">Modulo Usuári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4.479cm" svg:height="1.1cm" svg:x="10.121cm" svg:y="8.2cm">
          <text:p text:style-name="P1"><text:span text:style-name="T1">Modulo Film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3.8cm" svg:height="1.1cm" svg:x="15.9cm" svg:y="10.3cm">
          <text:p text:style-name="P1"><text:span text:style-name="T1">Cadastro Usuár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.8cm" svg:height="1.1cm" svg:x="15.9cm" svg:y="12.4cm">
          <text:p text:style-name="P1"><text:span text:style-name="T1">Contratar Plan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3.8cm" svg:height="1.1cm" svg:x="15.9cm" svg:y="14.8cm">
          <text:p text:style-name="P1"><text:span text:style-name="T1">Visualizar Filmes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4.462cm" svg:height="1.1cm" svg:x="10.138cm" svg:y="10.3cm">
          <text:p text:style-name="P1"><text:span text:style-name="T1">Cadastro Categoria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4.5cm" svg:height="1.1cm" svg:x="10.1cm" svg:y="12.4cm">
          <text:p text:style-name="P1"><text:span text:style-name="T1">Cadastro Film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5cm" svg:height="1.1cm" svg:x="10.1cm" svg:y="14.8cm">
          <text:p text:style-name="P1"><text:span text:style-name="T1">Visualizações Filmes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line-skew="-0.019cm" svg:x1="10.121cm" svg:y1="8.75cm" svg:x2="10.138cm" svg:y2="10.85cm" draw:start-shape="id8" draw:start-glue-point="3" draw:end-shape="id9" draw:end-glue-point="3" svg:d="M10121 8750h-521v2100h538" svg:viewBox="0 0 539 2101">
          <text:p/>
        </draw:connector>
        <draw:connector draw:style-name="gr8" draw:text-style-name="P7" draw:layer="layout" svg:x1="10.138cm" svg:y1="10.85cm" svg:x2="10.1cm" svg:y2="12.95cm" draw:start-shape="id9" draw:start-glue-point="3" draw:end-shape="id10" draw:end-glue-point="3" svg:d="M10138 10850h-539v2100h501" svg:viewBox="0 0 540 2101">
          <text:p/>
        </draw:connector>
        <draw:connector draw:style-name="gr8" draw:text-style-name="P7" draw:layer="layout" svg:x1="10.1cm" svg:y1="12.95cm" svg:x2="10.1cm" svg:y2="15.35cm" draw:start-shape="id10" draw:start-glue-point="3" draw:end-shape="id11" svg:d="M10100 12950h-501v2400h501" svg:viewBox="0 0 502 2401">
          <text:p/>
        </draw:connector>
        <draw:connector draw:style-name="gr8" draw:text-style-name="P7" draw:layer="layout" svg:x1="19.7cm" svg:y1="8.75cm" svg:x2="19.7cm" svg:y2="10.85cm" draw:start-shape="id12" draw:start-glue-point="1" draw:end-shape="id13" draw:end-glue-point="1" svg:d="M19700 8750h501v2100h-501" svg:viewBox="0 0 502 2101">
          <text:p/>
        </draw:connector>
        <draw:connector draw:style-name="gr8" draw:text-style-name="P7" draw:layer="layout" svg:x1="19.7cm" svg:y1="10.85cm" svg:x2="19.7cm" svg:y2="12.95cm" draw:start-shape="id13" draw:start-glue-point="1" draw:end-shape="id14" svg:d="M19700 10850h501v2100h-501" svg:viewBox="0 0 502 2101">
          <text:p/>
        </draw:connector>
        <draw:connector draw:style-name="gr8" draw:text-style-name="P7" draw:layer="layout" svg:x1="19.7cm" svg:y1="12.95cm" svg:x2="19.7cm" svg:y2="15.35cm" draw:start-shape="id14" draw:end-shape="id15" draw:end-glue-point="1" svg:d="M19700 12950h501v2400h-501" svg:viewBox="0 0 502 2401">
          <text:p/>
        </draw:connector>
        <draw:connector draw:style-name="gr8" draw:text-style-name="P7" draw:layer="layout" svg:x1="15cm" svg:y1="6.708cm" svg:x2="12.36cm" svg:y2="8.2cm" draw:start-shape="id7" draw:end-shape="id8" svg:d="M15000 6708v746h-2640v746" svg:viewBox="0 0 2641 1493">
          <text:p/>
        </draw:connector>
        <draw:connector draw:style-name="gr8" draw:text-style-name="P7" draw:layer="layout" svg:x1="15cm" svg:y1="6.708cm" svg:x2="17.8cm" svg:y2="8.2cm" draw:start-shape="id7" draw:start-glue-point="2" draw:end-shape="id12" svg:d="M15000 6708v746h2800v746" svg:viewBox="0 0 2801 1493">
          <text:p/>
        </draw:connector>
        <draw:custom-shape draw:style-name="gr9" draw:text-style-name="P4" xml:id="id16" draw:id="id16" draw:layer="layout" svg:width="5.3cm" svg:height="2.092cm" svg:x="22.3cm" svg:y="9.208cm">
          <text:p text:style-name="P3"><text:span text:style-name="T2">Apresentação do Software</text:span></text:p>
          <text:p text:style-name="P3"><text:span text:style-name="T2">Para os Stakehold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7" draw:id="id17" draw:layer="layout" svg:width="5.3cm" svg:height="2.092cm" svg:x="22.3cm" svg:y="13.808cm">
          <text:p text:style-name="P3"><text:span text:style-name="T2">Treinamento e suport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7" draw:layer="layout" svg:x1="24.95cm" svg:y1="6.508cm" svg:x2="24.95cm" svg:y2="9.208cm" draw:end-shape="id16" draw:end-glue-point="0" svg:d="M24950 6508v2700" svg:viewBox="0 0 1 2701">
          <text:p/>
        </draw:connector>
        <draw:connector draw:style-name="gr8" draw:text-style-name="P7" draw:layer="layout" svg:x1="24.95cm" svg:y1="11.3cm" svg:x2="24.95cm" svg:y2="13.808cm" draw:start-shape="id16" draw:start-glue-point="2" draw:end-shape="id17" draw:end-glue-point="0" svg:d="M24950 11300v2508" svg:viewBox="0 0 1 250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21:59:32.429765415</meta:creation-date>
    <dc:date>2020-11-07T10:31:40.956966462</dc:date>
    <meta:editing-duration>PT8M55S</meta:editing-duration>
    <meta:editing-cycles>4</meta:editing-cycles>
    <meta:generator>LibreOffice/6.4.6.2$Linux_X86_64 LibreOffice_project/40$Build-2</meta:generator>
    <meta:document-statistic meta:object-count="33"/>
  </office:meta>
</office:document-meta>
</file>